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000000" draw:fill="solid" draw:fill-color="#33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99ff99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000000" draw:fill="none" draw:fill-color="#ffffff" fo:min-height="1.8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name="Liberation Sans3" fo:font-weight="bold" style:font-name-asian="Liberation Sans3" style:font-name-complex="Liberation Sans3"/>
    </style:style>
    <style:style style:name="T3" style:family="text">
      <style:text-properties style:font-name="Liberation Sans" fo:font-weight="bold" style:font-name-asian="Liberation Sans3" style:font-name-complex="Liberation Sans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cm" svg:height="3.4cm" svg:x="8.162cm" svg:y="7.169cm">
          <text:p text:style-name="P1"><text:span text:style-name="T1">Respons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" draw:id="id4" draw:layer="layout" svg:width="7.6cm" svg:height="2.5cm" svg:x="6.724cm" svg:y="1.916cm">
          <text:p text:style-name="P1"><text:span text:style-name="T1">Position coil at Cz(</text:span><text:span text:style-name="T2">±</text:span><text:span text:style-name="T1">5,1)</text:span></text:p>
          <text:p text:style-name="P1"><text:span text:style-name="T1">Handle 45</text:span><text:span text:style-name="T2">º</text:span><text:span text:style-name="T3"> to midline</text:span></text:p>
          <text:p text:style-name="P1"><text:span text:style-name="T1">Set TMS at 40% M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7.099cm" svg:height="1.5cm" svg:x="6.963cm" svg:y="5.055cm">
          <text:p text:style-name="P1"><text:span text:style-name="T1">Give 5 pulses at 0.2H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6.299cm" svg:height="1.5cm" svg:x="13.763cm" svg:y="8.018cm">
          <text:p text:style-name="P1"><text:span text:style-name="T1">Increase by 5%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2.862cm" svg:y1="8.869cm" svg:x2="13.763cm" svg:y2="8.768cm" draw:start-shape="id1" draw:start-glue-point="7" draw:end-shape="id2" draw:end-glue-point="5" svg:d="M12862 8869l901-101" svg:viewBox="0 0 902 102">
          <text:p/>
        </draw:connector>
        <draw:connector draw:style-name="gr4" draw:text-style-name="P1" draw:layer="layout" draw:type="line" svg:x1="10.513cm" svg:y1="6.555cm" svg:x2="10.512cm" svg:y2="7.169cm" draw:start-shape="id3" draw:start-glue-point="6" draw:end-shape="id1" draw:end-glue-point="4" svg:d="M10513 6555l-1 614" svg:viewBox="0 0 2 615">
          <text:p/>
        </draw:connector>
        <draw:connector draw:style-name="gr4" draw:text-style-name="P1" draw:layer="layout" draw:type="line" svg:x1="10.524cm" svg:y1="4.416cm" svg:x2="10.513cm" svg:y2="5.055cm" draw:start-shape="id4" draw:start-glue-point="6" draw:end-shape="id3" draw:end-glue-point="4" svg:d="M10524 4416l-11 639" svg:viewBox="0 0 12 640">
          <text:p/>
        </draw:connector>
        <draw:connector draw:style-name="gr4" draw:text-style-name="P1" draw:layer="layout" svg:x1="16.913cm" svg:y1="8.018cm" svg:x2="14.062cm" svg:y2="5.805cm" draw:start-shape="id2" draw:start-glue-point="4" draw:end-shape="id3" draw:end-glue-point="7" svg:d="M16913 8018v-2213h-2851" svg:viewBox="0 0 2852 2214">
          <text:p/>
        </draw:connector>
        <draw:custom-shape draw:style-name="gr2" draw:text-style-name="P2" xml:id="id5" draw:id="id5" draw:layer="layout" svg:width="10.9cm" svg:height="1.5cm" svg:x="5.062cm" svg:y="11.204cm">
          <text:p text:style-name="P1"><text:span text:style-name="T1">Move coil to maximise respon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.512cm" svg:y1="10.569cm" svg:x2="10.512cm" svg:y2="11.204cm" draw:start-shape="id1" draw:start-glue-point="6" draw:end-shape="id5" draw:end-glue-point="4" svg:d="M10512 10569v635" svg:viewBox="0 0 1 636">
          <text:p/>
        </draw:connector>
        <draw:custom-shape draw:style-name="gr1" draw:text-style-name="P2" xml:id="id7" draw:id="id7" draw:layer="layout" svg:width="5cm" svg:height="4.399cm" svg:x="8.041cm" svg:y="15.525cm">
          <text:p text:style-name="P1"><text:span text:style-name="T1">How many</text:span></text:p>
          <text:p text:style-name="P1"><text:span text:style-name="T1">respons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" draw:id="id6" draw:layer="layout" svg:width="7.099cm" svg:height="1.5cm" svg:x="6.987cm" svg:y="13.342cm">
          <text:p text:style-name="P1"><text:span text:style-name="T1">Give 5 pulses at 0.2H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.512cm" svg:y1="12.704cm" svg:x2="10.537cm" svg:y2="13.342cm" draw:start-shape="id5" draw:start-glue-point="6" draw:end-shape="id6" draw:end-glue-point="4" svg:d="M10512 12704l25 638" svg:viewBox="0 0 26 639">
          <text:p/>
        </draw:connector>
        <draw:connector draw:style-name="gr4" draw:text-style-name="P1" draw:layer="layout" draw:type="line" svg:x1="10.537cm" svg:y1="14.842cm" svg:x2="10.541cm" svg:y2="15.573cm" draw:start-shape="id6" draw:start-glue-point="6" svg:d="M10537 14842l4 731" svg:viewBox="0 0 5 732">
          <text:p/>
        </draw:connector>
        <draw:connector draw:style-name="gr4" draw:text-style-name="P1" draw:layer="layout" draw:type="line" svg:x1="13.041cm" svg:y1="17.725cm" svg:x2="13.663cm" svg:y2="17.687cm" draw:start-shape="id7" draw:start-glue-point="7" draw:end-shape="id8" draw:end-glue-point="5" svg:d="M13041 17725l622-38" svg:viewBox="0 0 623 39">
          <text:p/>
        </draw:connector>
        <draw:connector draw:style-name="gr4" draw:text-style-name="P1" draw:layer="layout" svg:x1="16.813cm" svg:y1="16.937cm" svg:x2="14.086cm" svg:y2="14.092cm" draw:start-shape="id8" draw:start-glue-point="4" draw:end-shape="id6" draw:end-glue-point="7" svg:d="M16813 16937v-2845h-2727" svg:viewBox="0 0 2728 2846">
          <text:p/>
        </draw:connector>
        <draw:custom-shape draw:style-name="gr3" draw:text-style-name="P2" xml:id="id8" draw:id="id8" draw:layer="layout" svg:width="6.299cm" svg:height="1.5cm" svg:x="13.663cm" svg:y="16.937cm">
          <text:p text:style-name="P1"><text:span text:style-name="T1">Increase by 1-2%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6.299cm" svg:height="1.5cm" svg:x="0.963cm" svg:y="16.938cm">
          <text:p text:style-name="P1"><text:span text:style-name="T1">Decrease by 1-2%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.041cm" svg:y1="17.725cm" svg:x2="7.262cm" svg:y2="17.688cm" draw:start-shape="id7" draw:start-glue-point="5" draw:end-shape="id9" draw:end-glue-point="7" svg:d="M8041 17725l-779-37" svg:viewBox="0 0 780 38">
          <text:p/>
        </draw:connector>
        <draw:connector draw:style-name="gr4" draw:text-style-name="P1" draw:layer="layout" svg:x1="4.113cm" svg:y1="16.938cm" svg:x2="6.987cm" svg:y2="14.092cm" draw:start-shape="id9" draw:start-glue-point="4" draw:end-shape="id6" draw:end-glue-point="5" svg:d="M4113 16938v-2846h2874" svg:viewBox="0 0 2875 2847">
          <text:p/>
        </draw:connector>
        <draw:frame draw:style-name="gr6" draw:text-style-name="P3" draw:layer="layout" svg:width="1.59cm" svg:height="0.962cm" svg:x="10.462cm" svg:y="10.316cm">
          <draw:text-box>
            <text:p><text:span text:style-name="T4">Yes</text:span></text:p>
          </draw:text-box>
        </draw:frame>
        <draw:frame draw:style-name="gr6" draw:text-style-name="P3" draw:layer="layout" svg:width="1.349cm" svg:height="0.962cm" svg:x="12.362cm" svg:y="7.616cm">
          <draw:text-box>
            <text:p><text:span text:style-name="T4">No</text:span></text:p>
          </draw:text-box>
        </draw:frame>
        <draw:frame draw:style-name="gr6" draw:text-style-name="P3" draw:layer="layout" svg:width="0.853cm" svg:height="0.962cm" svg:x="12.562cm" svg:y="16.734cm">
          <draw:text-box>
            <text:p><text:span text:style-name="T4">0</text:span></text:p>
          </draw:text-box>
        </draw:frame>
        <draw:frame draw:style-name="gr6" draw:text-style-name="P3" draw:layer="layout" svg:width="0.853cm" svg:height="0.962cm" svg:x="7.262cm" svg:y="16.534cm">
          <draw:text-box>
            <text:p><text:span text:style-name="T4">5</text:span></text:p>
          </draw:text-box>
        </draw:frame>
        <draw:frame draw:style-name="gr6" draw:text-style-name="P3" draw:layer="layout" svg:width="1.416cm" svg:height="0.962cm" svg:x="7.962cm" svg:y="18.934cm">
          <draw:text-box>
            <text:p><text:span text:style-name="T4">1-4</text:span></text:p>
          </draw:text-box>
        </draw:frame>
        <draw:custom-shape draw:style-name="gr2" draw:text-style-name="P2" xml:id="id10" draw:id="id10" draw:layer="layout" svg:width="7.099cm" svg:height="1.5cm" svg:x="6.966cm" svg:y="20.661cm">
          <text:p text:style-name="P1"><text:span text:style-name="T1">Give 5 pulses at 0.2H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.541cm" svg:y1="19.924cm" svg:x2="10.516cm" svg:y2="20.661cm" draw:start-shape="id7" draw:start-glue-point="6" draw:end-shape="id10" draw:end-glue-point="4" svg:d="M10541 19924l-25 737" svg:viewBox="0 0 26 738">
          <text:p/>
        </draw:connector>
        <draw:custom-shape draw:style-name="gr1" draw:text-style-name="P2" xml:id="id11" draw:id="id11" draw:layer="layout" svg:width="5.1cm" svg:height="4.399cm" svg:x="8cm" svg:y="22.791cm">
          <text:p text:style-name="P1"><text:span text:style-name="T1">How many</text:span></text:p>
          <text:p text:style-name="P1"><text:span text:style-name="T1">respons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0.516cm" svg:y1="22.161cm" svg:x2="10.55cm" svg:y2="22.791cm" draw:start-shape="id10" draw:start-glue-point="6" draw:end-shape="id11" draw:end-glue-point="4" svg:d="M10516 22161l34 630" svg:viewBox="0 0 35 631">
          <text:p/>
        </draw:connector>
        <draw:frame draw:style-name="gr6" draw:text-style-name="P3" draw:layer="layout" svg:width="1.416cm" svg:height="0.962cm" svg:x="12.5cm" svg:y="23.9cm">
          <draw:text-box>
            <text:p><text:span text:style-name="T4">1-3</text:span></text:p>
          </draw:text-box>
        </draw:frame>
        <draw:frame draw:style-name="gr6" draw:text-style-name="P3" draw:layer="layout" svg:width="1.416cm" svg:height="0.962cm" svg:x="6.9cm" svg:y="23.7cm">
          <draw:text-box>
            <text:p><text:span text:style-name="T4">7-9</text:span></text:p>
          </draw:text-box>
        </draw:frame>
        <draw:connector draw:style-name="gr4" draw:text-style-name="P1" draw:layer="layout" svg:x1="13.1cm" svg:y1="24.991cm" svg:x2="16.813cm" svg:y2="18.437cm" draw:start-shape="id11" draw:start-glue-point="7" draw:end-shape="id8" draw:end-glue-point="6" svg:d="M13100 24991h3713v-6554" svg:viewBox="0 0 3714 6555">
          <text:p/>
        </draw:connector>
        <draw:connector draw:style-name="gr4" draw:text-style-name="P1" draw:layer="layout" svg:x1="8cm" svg:y1="24.991cm" svg:x2="4.113cm" svg:y2="18.438cm" draw:start-shape="id11" draw:start-glue-point="5" draw:end-shape="id9" draw:end-glue-point="6" svg:d="M8000 24991h-3887v-6553" svg:viewBox="0 0 3888 6554">
          <text:p/>
        </draw:connector>
        <draw:frame draw:style-name="gr6" draw:text-style-name="P3" draw:layer="layout" svg:width="1.416cm" svg:height="0.962cm" svg:x="10.9cm" svg:y="26.6cm">
          <draw:text-box>
            <text:p><text:span text:style-name="T4">4-6</text:span></text:p>
          </draw:text-box>
        </draw:frame>
        <draw:custom-shape draw:style-name="gr7" draw:text-style-name="P2" xml:id="id12" draw:id="id12" draw:layer="layout" svg:width="7.099cm" svg:height="1.5cm" svg:x="7.004cm" svg:y="27.776cm">
          <text:p text:style-name="P1"><text:span text:style-name="T1">Record thres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0.55cm" svg:y1="27.19cm" svg:x2="10.554cm" svg:y2="27.776cm" draw:start-shape="id11" draw:start-glue-point="6" draw:end-shape="id12" draw:end-glue-point="4" svg:d="M10550 27190l4 586" svg:viewBox="0 0 5 587">
          <text:p/>
        </draw:connector>
        <draw:frame draw:style-name="gr6" draw:text-style-name="P4" draw:layer="layout" svg:width="15.437cm" svg:height="1.204cm" svg:x="2.8cm" svg:y="0.576cm">
          <draw:text-box>
            <text:p><text:span text:style-name="T5">FINDING TMS MOTOR THRESHOLDS</text:span></text:p>
          </draw:text-box>
        </draw:frame>
        <draw:frame draw:style-name="gr8" draw:text-style-name="P5" draw:layer="layout" svg:width="5.466cm" svg:height="2.163cm" svg:x="0.99cm" svg:y="27.1cm">
          <draw:text-box>
            <text:p><text:span text:style-name="T6">Cz: </text:span><text:span text:style-name="T7">Vertex</text:span></text:p>
            <text:p><text:span text:style-name="T6">MSO: </text:span><text:span text:style-name="T7">Maximum stimulator output</text:span></text:p>
            <text:p><text:span text:style-name="T6">0.2Hz: </text:span><text:span text:style-name="T7">every ~5 seco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6:39:37.482986923</meta:creation-date>
    <dc:date>2019-04-09T10:24:44.873997388</dc:date>
    <meta:editing-duration>PT16H59M45S</meta:editing-duration>
    <meta:editing-cycles>9</meta:editing-cycles>
    <meta:generator>LibreOffice/4.2.8.2$Linux_X86_64 LibreOffice_project/420m0$Build-2</meta:generator>
    <meta:document-statistic meta:object-count="38"/>
  </office:meta>
</office:document-meta>
</file>